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500000002D0DF57F76F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1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solid" svg:stroke-width="0.026cm" svg:stroke-color="#000000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ff0000" draw:marker-end="msArrowOpenEnd_20_5" draw:marker-end-width="0.315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71cm" svg:stroke-color="#ff000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ff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6" style:family="graphic">
      <style:graphic-properties style:protect="size"/>
    </style:style>
    <style:style style:name="pr1" style:family="presentation" style:parent-style-name="Diapositive_20_de_20_titre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4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normal" style:text-underline-style="none" fo:font-weight="normal" style:font-size-asian="18pt" style:font-style-asian="normal" style:font-weight-asian="normal" style:font-name-complex="Times New Roman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draw:frame draw:name="Image 123" draw:style-name="gr1" draw:text-style-name="P1" draw:layer="layout" svg:width="25.399cm" svg:height="14.287cm" svg:x="0cm" svg:y="1.332cm">
          <draw:image xlink:href="Pictures/1000000000000500000002D0DF57F76F.jpg" xlink:type="simple" xlink:show="embed" xlink:actuate="onLoad">
            <text:p/>
          </draw:image>
        </draw:frame>
        <draw:custom-shape draw:name="Connecteur droit avec flèche 124" draw:style-name="gr2" draw:text-style-name="P1" draw:layer="layout" svg:width="3.635cm" svg:height="6.402cm" svg:x="17.299cm" svg:y="1.07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necteur droit avec flèche 125" draw:style-name="gr2" draw:text-style-name="P1" draw:layer="layout" svg:width="1.89cm" svg:height="3.999cm" svg:x="6.999cm" svg:y="1.07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Ellipse 126" draw:style-name="gr3" draw:text-style-name="P2" draw:layer="layout" svg:width="10.2cm" svg:height="5.6cm" svg:x="1.899cm" svg:y="8.476cm">
          <text:p text:style-name="P3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necteur droit 127" draw:style-name="gr4" draw:text-style-name="P1" draw:layer="layout" svg:x1="10.606cm" svg:y1="13.256cm" svg:x2="13.064cm" svg:y2="15.876cm">
          <text:p/>
        </draw:line>
        <draw:custom-shape draw:name="ZoneTexte 128" draw:style-name="gr5" draw:text-style-name="P2" draw:layer="layout" svg:width="4.334cm" svg:height="1.013cm" svg:x="6.722cm" svg:y="0.049cm">
          <text:p text:style-name="P3"><text:span text:style-name="T1">Main Chamb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29" draw:style-name="gr5" draw:text-style-name="P2" draw:layer="layout" svg:width="3.966cm" svg:height="1.013cm" svg:x="18.953cm" svg:y="0.048cm">
          <text:p text:style-name="P3"><text:span text:style-name="T1">Transfer ca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droit avec flèche 130" draw:style-name="gr2" draw:text-style-name="P1" draw:layer="layout" svg:width="4.429cm" svg:height="5.2cm" svg:x="10.298cm" svg:y="1.07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ZoneTexte 131" draw:style-name="gr5" draw:text-style-name="P2" draw:layer="layout" svg:width="5.608cm" svg:height="1.013cm" svg:x="11.925cm" svg:y="0.048cm">
          <text:p text:style-name="P3"><text:span text:style-name="T1">Load-lock Chamb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32" draw:style-name="gr5" draw:text-style-name="P2" draw:layer="layout" svg:width="1.811cm" svg:height="1.013cm" svg:x="12.158cm" svg:y="15.877cm">
          <text:p text:style-name="P3"><text:span text:style-name="T1">Cel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33" draw:style-name="gr5" draw:text-style-name="P2" draw:layer="layout" svg:width="6.222cm" svg:height="1.013cm" svg:x="0.046cm" svg:y="0.048cm">
          <text:p text:style-name="P3"><text:span text:style-name="T1">RHEED CCD Camer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droit avec flèche 134" draw:style-name="gr2" draw:text-style-name="P1" draw:layer="layout" svg:width="0.204cm" svg:height="4.801cm" svg:x="3.157cm" svg:y="1.0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135" draw:style-name="gr2" draw:text-style-name="P1" draw:layer="layout" svg:width="2.068cm" svg:height="9.374cm" svg:x="0.501cm" svg:y="6.50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ZoneTexte 140" draw:style-name="gr5" draw:text-style-name="P2" draw:layer="layout" svg:width="4.622cm" svg:height="1.013cm" svg:x="0.258cm" svg:y="15.877cm">
          <text:p text:style-name="P3"><text:span text:style-name="T1">Liquid Nitrog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droit avec flèche 15" draw:style-name="gr2" draw:text-style-name="P1" draw:layer="layout" svg:width="1.386cm" svg:height="2.622cm" svg:x="6.999cm" svg:y="13.257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ZoneTexte 20" draw:style-name="gr5" draw:text-style-name="P2" draw:layer="layout" svg:width="3.627cm" svg:height="1.013cm" svg:x="6.573cm" svg:y="15.88cm">
          <text:p text:style-name="P3"><text:span text:style-name="T1">H* chamb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1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fr" style:country-asian="FR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fr" style:country-asian="FR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04cm" fo:page-height="17.00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apositive_20_de_20_titre-title">
      <style:graphic-properties draw:stroke="none" svg:stroke-width="0cm" draw:fill="none" draw:textarea-vertical-align="middle" draw:auto-grow-height="false" draw:fit-to-size="false" fo:min-height="2.839cm" fo:padding-top="0.127cm" fo:padding-bottom="0.127cm" fo:padding-left="0.254cm" fo:padding-right="0.254cm" fo:wrap-option="wrap"/>
    </style:style>
    <style:style style:name="Mpr2" style:family="presentation" style:parent-style-name="Diapositive_20_de_20_titre-subtitle">
      <style:graphic-properties draw:stroke="none" svg:stroke-width="0cm" draw:fill="none" draw:fill-color="#ffffff" draw:textarea-vertical-align="top" draw:auto-grow-height="false" draw:fit-to-size="false" fo:min-height="9.862cm" fo:padding-top="0.127cm" fo:padding-bottom="0.127cm" fo:padding-left="0.254cm" fo:padding-right="0.254cm" fo:wrap-option="wrap"/>
    </style:style>
    <style:style style:name="Mpr3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fo:min-height="9.862cm" fo:padding-top="0.127cm" fo:padding-bottom="0.127cm" fo:padding-left="0.254cm" fo:padding-right="0.254cm" fo:wrap-option="wrap"/>
    </style:style>
    <style:style style:name="Mpr4" style:family="presentation" style:parent-style-name="Diapositive_20_de_20_titre-backgroundobjects">
      <style:graphic-properties draw:stroke="none" draw:fill="none" draw:fill-color="#ffffff" draw:auto-grow-height="false" fo:min-height="1.485cm"/>
    </style:style>
    <style:style style:name="Mpr5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Diapositive_20_de_20_titre" style:display-name="Diapositive de titre" style:page-layout-name="PM1" draw:style-name="Mdp1">
      <draw:frame draw:name="Titre 1" presentation:style-name="Mpr1" draw:text-style-name="MP6" draw:layer="backgroundobjects" svg:width="21.593cm" svg:height="3.644cm" svg:x="1.905cm" svg:y="5.282cm" presentation:class="title" presentation:user-transformed="true">
        <draw:text-box>
          <text:p text:style-name="MP5"><text:span text:style-name="MT1">Modifiez le style du titre</text:span></text:p>
        </draw:text-box>
      </draw:frame>
      <draw:frame draw:name="Sous-titre 2" presentation:style-name="Mpr2" draw:text-style-name="MP8" draw:layer="backgroundobjects" svg:width="17.782cm" svg:height="4.344cm" svg:x="3.811cm" svg:y="9.636cm" presentation:class="subtitle" presentation:user-transformed="true">
        <draw:text-box>
          <text:p text:style-name="MP7"><text:span text:style-name="MT2">Modifiez le style des sous-titres du masque</text:span></text:p>
        </draw:text-box>
      </draw:frame>
      <draw:frame draw:name="Espace réservé de la date 3" presentation:style-name="Mpr3" draw:text-style-name="MP10" draw:layer="backgroundobjects" svg:width="5.927cm" svg:height="0.904cm" svg:x="1.27cm" svg:y="15.76cm" presentation:class="date-time" presentation:user-transformed="true">
        <draw:text-box>
          <text:p text:style-name="MP9"><text:span text:style-name="MT3"><text:date style:data-style-name="D1" text:date-value="2016-01-08">08/01/2016</text:date></text:span></text:p>
        </draw:text-box>
      </draw:frame>
      <draw:frame draw:name="Espace réservé du pied de page 4" presentation:style-name="Mpr3" draw:text-style-name="MP10" draw:layer="backgroundobjects" svg:width="8.044cm" svg:height="0.904cm" svg:x="8.68cm" svg:y="15.76cm" presentation:class="footer" presentation:user-transformed="true">
        <draw:text-box>
          <text:p/>
        </draw:text-box>
      </draw:frame>
      <draw:frame draw:name="Espace réservé du numéro de diapositive 5" presentation:style-name="Mpr3" draw:text-style-name="MP10" draw:layer="backgroundobjects" svg:width="5.927cm" svg:height="0.904cm" svg:x="18.207cm" svg:y="15.76cm" presentation:class="page-number" presentation:user-transformed="true">
        <draw:text-box>
          <text:p text:style-name="MP11"><text:span text:style-name="MT3"><text:page-number>&lt;numéro&gt;</text:page-number></text:span></text:p>
        </draw:text-box>
      </draw:frame>
      <presentation:notes style:page-layout-name="PM0">
        <draw:page-thumbnail presentation:style-name="Diapositive_20_de_20_titre-title" draw:layer="backgroundobjects" svg:width="14.848cm" svg:height="11.136cm" svg:x="3.075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ésentation PowerPoint</dc:title>
    <meta:initial-creator>Alban Lafuente</meta:initial-creator>
    <dc:creator>Alban Lafuente</dc:creator>
    <meta:editing-cycles>9</meta:editing-cycles>
    <meta:creation-date>2016-01-04T09:22:00</meta:creation-date>
    <dc:date>2016-01-08T18:19:47</dc:date>
    <meta:editing-duration>PT2M50S</meta:editing-duration>
    <meta:generator>LibreOffice/4.4.5.2$Windows_x86 LibreOffice_project/a22f674fd25a3b6f45bdebf25400ed2adff0ff99</meta:generator>
    <meta:document-statistic meta:object-count="39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ersonnalisé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